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open-sans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0155" officeooo:paragraph-rsid="00050155"/>
    </style:style>
    <style:style style:name="P2" style:family="paragraph" style:parent-style-name="Standard">
      <style:text-properties officeooo:paragraph-rsid="00050155"/>
    </style:style>
    <style:style style:name="T1" style:family="text">
      <style:text-properties officeooo:rsid="00050155"/>
    </style:style>
    <style:style style:name="T2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ket: </text:p>
      <text:p text:style-name="P1">1 intel lga 1200</text:p>
      <text:p text:style-name="P1">2 intel lga1700</text:p>
      <text:p text:style-name="P1">3 amd am4</text:p>
      <text:p text:style-name="P1">4 amd am5</text:p>
      <text:p text:style-name="P2"><text:s/><text:span text:style-name="T1">placa base:</text:span></text:p>
      <text:p text:style-name="P2"><text:span text:style-name="T1">1 </text:span><text:a xlink:type="simple" xlink:href="https://www.pccomponentes.com/asus-rog-strix-z590-f-gaming-wifi?refurbished" text:style-name="Internet_20_link" text:visited-style-name="Visited_20_Internet_20_Link">https://www.pccomponentes.com/asus-rog-strix-z590-f-gaming-wifi?refurbished</text:a></text:p>
      <text:p text:style-name="P1">2 <text:a xlink:type="simple" xlink:href="https://www.pccomponentes.com/asus-rog-maximus-z790-hero-eva-02" text:style-name="Internet_20_link" text:visited-style-name="Visited_20_Internet_20_Link">https://www.pccomponentes.com/asus-rog-maximus-z790-hero-eva-02</text:a> </text:p>
      <text:p text:style-name="P1">3 <text:a xlink:type="simple" xlink:href="https://www.pccomponentes.com/asus-rog-strix-b550-f-gaming" text:style-name="Internet_20_link" text:visited-style-name="Visited_20_Internet_20_Link">https://www.pccomponentes.com/asus-rog-strix-b550-f-gaming</text:a> </text:p>
      <text:p text:style-name="P1">4 <text:a xlink:type="simple" xlink:href="https://www.pccomponentes.com/asus-rog-strix-b650e-e-gaming-wifi" text:style-name="Internet_20_link" text:visited-style-name="Visited_20_Internet_20_Link">https://www.pccomponentes.com/asus-rog-strix-b650e-e-gaming-wifi</text:a> </text:p>
      <text:p text:style-name="P1">manual:</text:p>
      <text:p text:style-name="P1">1 <text:a xlink:type="simple" xlink:href="https://dlcdnets.asus.com/pub/ASUS/mb/LGA1200/ROG_STRIX_Z590-E_GAMING_WIFI/E17989_ROG_STRIX_Z590-F_GAMING_UM_V2_WEB.pdf?model=ROG%20STRIX%20Z590-F%20GAMING%20WIFI" text:style-name="Internet_20_link" text:visited-style-name="Visited_20_Internet_20_Link">https://dlcdnets.asus.com/pub/ASUS/mb/LGA1200/ROG_STRIX_Z590-E_GAMING_WIFI/E17989_ROG_STRIX_Z590-F_GAMING_UM_V2_WEB.pdf?model=ROG%20STRIX%20Z590-F%20GAMING%20WIFI</text:a> </text:p>
      <text:p text:style-name="P1">2 <text:a xlink:type="simple" xlink:href="https://rog.asus.com/es/motherboards/rog-maximus/rog-maximus-z790-hero-eva-02-edition/helpdesk_manual/" text:style-name="Internet_20_link" text:visited-style-name="Visited_20_Internet_20_Link">https://rog.asus.com/es/motherboards/rog-maximus/rog-maximus-z790-hero-eva-02-edition/helpdesk_manual/</text:a> </text:p>
      <text:p text:style-name="P1">3 <text:a xlink:type="simple" xlink:href="https://www.asus.com/ar/supportonly/rog%20strix%20b550-f%20gaming%20(wi-fi)/helpdesk_manual/" text:style-name="Internet_20_link" text:visited-style-name="Visited_20_Internet_20_Link">https://www.asus.com/ar/supportonly/rog%20strix%20b550-f%20gaming%20(wi-fi)/helpdesk_manual/</text:a> </text:p>
      <text:p text:style-name="P1">4 <text:a xlink:type="simple" xlink:href="https://rog.asus.com/es/motherboards/rog-strix/rog-strix-b650e-e-gaming-wifi-model/helpdesk_manual/" text:style-name="Internet_20_link" text:visited-style-name="Visited_20_Internet_20_Link">https://rog.asus.com/es/motherboards/rog-strix/rog-strix-b650e-e-gaming-wifi-model/helpdesk_manual/</text:a> </text:p>
      <text:p text:style-name="P1"/>
      <text:p text:style-name="P1">procesador:</text:p>
      <text:p text:style-name="P2"><text:span text:style-name="T1">1 </text:span><text:span text:style-name="T2">Intel® Core ™ de 11.a generación y procesadores Intel® Core ™, Pentium® Gold y Celeron® de décima generación</text:span> </text:p>
      <text:p text:style-name="P2"><text:span text:style-name="T1">2</text:span><text:span text:style-name="T2">Intel® Core™ de 13.ª generación y procesadores Intel Core™, Pentium® Gold y Celeron® de 12.ª generación</text:span> </text:p>
      <text:p text:style-name="P2"><text:span text:style-name="T1">3 </text:span>AMD AM4 Socket 3rd Gen AMD Ryzen™ Processors</text:p>
      <text:p text:style-name="P2"><text:span text:style-name="T1">4 </text:span><text:span text:style-name="Strong_20_Emphasis"><text:span text:style-name="T3">AMD Socket AM5 for AMD Ryzen™ 7000 Series Desktop Processors</text:span></text:span></text:p>
      <text:p text:style-name="P1">memoria:</text:p>
      <text:p text:style-name="P2"><text:span text:style-name="T1">1 </text:span>4 x DIMM, Max. 128GB, DDR5 6400+(OC)/ 6200(OC)/ 6000(OC)/ 5800(OC)/ 5600(OC)/ 5400(OC)/ 5200/ 5000/ 4800 ECC and Non-ECC, Un-buffered Memory .Dual Channel Memory Architecture</text:p>
      <text:p text:style-name="P1"/>
      <text:p text:style-name="P2"><text:span text:style-name="T1">2 </text:span>4 x DIMM, máx. 192 GB, DDR5 7800+(OC)/7600(OC)/7400(OC)/7200(OC)/7000(OC)/6800(OC)/6600(OC)/6400(OC)/ 6200(OC)/ 6000 (OC)/ 5800(OC)/ 5600/ 5400/ 5200/ 5000/ 4800 MHz Sin ECC, Memoria sin búfer. Dual Channel Memory Architecture</text:p>
      <text:p text:style-name="P1"/>
      <text:p text:style-name="P2"><text:span text:style-name="T1">3 </text:span>4 x Memoria DIMM, Max. 128GB, DDR4 4400(O.C)/4133(O.C.)/4000(O.C.)/3866(O.C.)/3600(O.C.)/3200/3000/2800/2666/2400/2133 MHz Un-buffered</text:p>
      <text:p text:style-name="P1"/>
      <text:p text:style-name="P2"><text:span text:style-name="T1">4 </text:span>4 x DIMM, Max. 128GB, DDR5 6400+(OC)/ 6200(OC)/ 6000(OC)/ 5800(OC)/ 5600(OC)/ 5400(OC)/ 5200/ 5000/ 4800 ECC and Non-ECC, Un-buffered Memory .Dual Channel Memory Architecture</text:p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open-sans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1:56:55.057000000</meta:creation-date>
    <dc:date>2023-11-21T12:20:51.243000000</dc:date>
    <meta:editing-duration>PT23M56S</meta:editing-duration>
    <meta:editing-cycles>1</meta:editing-cycles>
    <meta:document-statistic meta:table-count="0" meta:image-count="0" meta:object-count="0" meta:page-count="1" meta:paragraph-count="25" meta:word-count="179" meta:character-count="1873" meta:non-whitespace-character-count="1708"/>
    <meta:generator>LibreOffice/7.4.6.2$Windows_X86_64 LibreOffice_project/5b1f5509c2decdade7fda905e3e1429a67acd63d</meta:generator>
  </office:meta>
</office:document-meta>
</file>